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25.36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4000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cm" fo:min-width="4.2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9cm" fo:min-width="3.1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67cm" fo:min-width="2.8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5.86cm" svg:height="9.799cm" svg:x="2cm" svg:y="5.451cm">
          <draw:text-box>
            <text:p><text:span text:style-name="T1">1. Backup and restore. - <text:s/>Архивирование и восстановление.</text:span></text:p>
            <text:p><text:span text:style-name="T1"/></text:p>
            <text:p><text:span text:style-name="T1">2. Synchronization <text:s/>- синхронизация изминений.</text:span></text:p>
            <text:p><text:span text:style-name="T1"/></text:p>
            <text:p><text:span text:style-name="T1">3.Undo - <text:s/>откат в случаи ошибки.</text:span></text:p>
            <text:p><text:span text:style-name="T1"/></text:p>
            <text:p><text:span text:style-name="T1">4.Track <text:s/>changes and <text:s/>ownership <text:s/>- отслеживание изменений, что и кто.</text:span></text:p>
            <text:p><text:span text:style-name="T1"/></text:p>
            <text:p><text:span text:style-name="T1">5.Sandboxing - <text:s/>Песочница, место для хранения своих идей.</text:span></text:p>
            <text:p><text:span text:style-name="T1"/></text:p>
            <text:p><text:span text:style-name="T1">6.Branching <text:s/>- Ветки. </text:span></text:p>
          </draw:text-box>
        </draw:frame>
      </draw:page>
      <draw:page draw:name="page2" draw:style-name="dp1" draw:master-page-name="Обычный">
        <draw:g>
          <draw:polygon draw:style-name="gr2" draw:text-style-name="P2" draw:layer="layout" svg:width="1.939cm" svg:height="1.119cm" svg:x="7.56cm" svg:y="5.722cm" svg:viewBox="0 0 1940 1120" draw:points="1410,1120 1940,815 530,0 0,306">
            <text:p/>
          </draw:polygon>
          <draw:path draw:style-name="gr3" draw:text-style-name="P3" draw:layer="layout" svg:width="1.234cm" svg:height="1.359cm" svg:x="7.913cm" svg:y="5.278cm" svg:viewBox="0 0 1235 1360" svg:d="M1235 1284c0-1324-1235-1834-1235-509 177 102 177 102 353 0 0-714 529-203 529 509 176 102 176 102 353 0z">
            <text:p/>
          </draw:path>
          <draw:path draw:style-name="gr4" draw:text-style-name="P4" draw:layer="layout" svg:width="0.706cm" svg:height="0.973cm" svg:x="8.09cm" svg:y="5.563cm" svg:viewBox="0 0 707 974" svg:d="M707 974c-2-917-705-1323-707-611">
            <text:p/>
          </draw:path>
          <draw:polygon draw:style-name="gr5" draw:text-style-name="P5" draw:layer="layout" svg:width="1.409cm" svg:height="2.139cm" svg:x="7.56cm" svg:y="6.028cm" svg:viewBox="0 0 1410 2140" draw:points="1410,2140 1410,815 0,0 0,1325">
            <text:p/>
          </draw:polygon>
          <draw:path draw:style-name="gr6" draw:text-style-name="P6" draw:layer="layout" svg:width="0.303cm" svg:height="0.527cm" svg:x="8.137cm" svg:y="6.843cm" svg:viewBox="0 0 304 528" svg:d="M29 223c-177-509 528 0 175 102v203l-175-101z">
            <text:p/>
          </draw:path>
          <draw:polygon draw:style-name="gr7" draw:text-style-name="P7" draw:layer="layout" svg:width="0.529cm" svg:height="1.63cm" svg:x="8.97cm" svg:y="6.537cm" svg:viewBox="0 0 530 1631" draw:points="0,1631 0,306 530,0 530,1325">
            <text:p/>
          </draw:polygon>
          <draw:path draw:style-name="gr8" draw:text-style-name="P4" draw:layer="layout" svg:width="1.939cm" svg:height="2.917cm" svg:x="7.56cm" svg:y="5.25cm" svg:viewBox="0 0 1940 2918" svg:d="M353 573c177-1120 1234-406 1234 511l353 203v1325l-530 306-1410-817v-1323z">
            <text:p/>
          </draw:path>
          <draw:path draw:style-name="gr9" draw:text-style-name="P4" draw:layer="layout" svg:width="0.35cm" svg:height="0.324cm" svg:x="8.307cm" svg:y="5.733cm" svg:viewBox="0 0 351 325" svg:d="M0 106c85-261 327 17 351 219z">
            <text:p/>
          </draw:path>
        </draw:g>
        <draw:frame draw:style-name="gr10" draw:text-style-name="P9" draw:layer="layout" svg:width="18.528cm" svg:height="1.119cm" svg:x="7.5cm" svg:y="2cm">
          <draw:text-box>
            <text:p text:style-name="P8"><text:span text:style-name="T2">Блокировка <text:s/>- изменение — разблокирование </text:span><text:s/></text:p>
          </draw:text-box>
        </draw:frame>
        <draw:custom-shape draw:name="Process 1" draw:style-name="gr11" draw:text-style-name="P11" xml:id="id2" draw:id="id2" draw:layer="layout" svg:width="4.75cm" svg:height="2.5cm" svg:x="12.5cm" svg:y="5.75cm">
          <text:p text:style-name="P10"><text:span text:style-name="T3">Файл с кодом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12" draw:text-style-name="P11" xml:id="id1" draw:id="id1" draw:layer="layout" svg:width="4.054cm" svg:height="1.699cm" svg:x="5.25cm" svg:y="12.301cm">
          <text:p text:style-name="P10"><text:span text:style-name="T3">Света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13" draw:text-style-name="P11" draw:layer="layout" svg:width="3.692cm" svg:height="1.725cm" svg:x="19.75cm" svg:y="12.275cm">
          <text:p text:style-name="P10"><text:span text:style-name="T3">Михаил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1" draw:style-name="gr14" draw:text-style-name="P12" draw:layer="layout" svg:x1="7.277cm" svg:y1="12.301cm" svg:x2="12.5cm" svg:y2="7cm" draw:start-shape="id1" draw:start-glue-point="4" draw:end-shape="id2" draw:end-glue-point="5" svg:d="M7277 12301v-5301h5223" svg:viewBox="0 0 5224 53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eyscale_20_Linear_20_T" draw:display-name="Greyscale Linear T" draw:style="linear" draw:start-color="#000000" draw:end-color="#ffffff" draw:start-intensity="100%" draw:end-intensity="100%" draw:angle="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Red_20_Linear_20_L" draw:display-name="Light Red Linear L" draw:style="linear" draw:start-color="#de8e96" draw:end-color="#f8e8ea" draw:start-intensity="100%" draw:end-intensity="100%" draw:angle="180deg" draw:border="10%"/>
    <draw:gradient draw:name="Light_20_Red_20_Linear_20_T" draw:display-name="Light Red Linear T" draw:style="linear" draw:start-color="#de8e96" draw:end-color="#f8e8ea" draw:start-intensity="100%" draw:end-intensity="100%" draw:angle="0deg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12:05:32.165203399</meta:creation-date>
    <dc:date>2022-11-27T12:28:10.514494458</dc:date>
    <meta:editing-duration>PT14M13S</meta:editing-duration>
    <meta:editing-cycles>2</meta:editing-cycles>
    <meta:generator>LibreOffice/7.3.7.2$Linux_X86_64 LibreOffice_project/30$Build-2</meta:generator>
    <meta:document-statistic meta:object-count="15"/>
  </office:meta>
</office:document-meta>
</file>